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textarea-horizontal-align="justify" draw:textarea-vertical-align="middle" draw:auto-grow-height="false" fo:min-height="2.65cm" fo:min-width="2.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.1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gr4" style:family="graphic" style:parent-style-name="standard">
      <style:graphic-properties svg:stroke-color="#000000" draw:fill-color="#ff9966" draw:textarea-horizontal-align="justify" draw:textarea-vertical-align="middle" draw:auto-grow-height="false" fo:min-height="0.834cm" fo:min-width="2.08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36cm" fo:min-width="3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6cm" fo:min-width="3.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94cm" fo:min-width="3.60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08cm" fo:min-width="3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17cm" fo:min-width="3.5cm"/>
    </style:style>
    <style:style style:name="P1" style:family="paragraph">
      <loext:graphic-properties draw:fill-color="#ffff66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9966"/>
      <style:paragraph-properties fo:text-align="center"/>
      <style:text-properties fo:font-size="12pt" style:font-size-asian="14pt" style:font-size-complex="14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cm" svg:height="2.9cm" svg:x="3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6cm" svg:height="1.4cm" svg:x="0.2cm" svg:y="2.8cm">
          <text:p text:style-name="P2"><text:span text:style-name="T1">Application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1cm" svg:height="1.7cm" svg:x="3.8cm" svg:y="0.2cm">
          <draw:text-box>
            <text:p text:style-name="P2"><text:span text:style-name="T1">DOE toolchain</text:span></text:p>
          </draw:text-box>
        </draw:frame>
        <draw:custom-shape draw:style-name="gr4" draw:text-style-name="P6" draw:layer="layout" svg:width="2.7cm" svg:height="1.2cm" svg:x="4cm" svg:y="1.7cm">
          <text:p text:style-name="P5"><text:span text:style-name="T1">PI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2.7cm" svg:height="1.2cm" svg:x="13.3cm" svg:y="1.05cm">
          <text:p text:style-name="P5"><text:span text:style-name="T1">Extr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3" draw:id="id3" draw:layer="layout" svg:width="2.7cm" svg:height="1.2cm" svg:x="4cm" svg:y="4.4cm">
          <text:p text:style-name="P5"><text:span text:style-name="T1">PI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7" draw:id="id7" draw:layer="layout" svg:width="4cm" svg:height="1.6cm" svg:x="17.2cm" svg:y="4.2cm">
          <text:p text:style-name="P7"><text:span text:style-name="T2">Application profile</text:span></text:p>
          <text:p text:style-name="P7"><text:span text:style-name="T2">(1 JSON file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8" xml:id="id6" draw:id="id6" draw:layer="layout" svg:width="4cm" svg:height="1.5cm" svg:x="17.1cm" svg:y="0.9cm">
          <text:p text:style-name="P7"><text:span text:style-name="T2">Extrapolated profiles</text:span></text:p>
          <text:p text:style-name="P7"><text:span text:style-name="T2">(*.m file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8" draw:id="id8" draw:layer="layout" svg:width="2.7cm" svg:height="1.2cm" svg:x="22.3cm" svg:y="2.9cm">
          <text:p text:style-name="P5"><text:span text:style-name="T1">ExaBou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9" draw:id="id9" draw:layer="layout" svg:width="4.1cm" svg:height="1.6cm" svg:x="26.1cm" svg:y="2.7cm">
          <text:p text:style-name="P7"><text:span text:style-name="T2">Performance and</text:span><text:span text:style-name="T2"><text:line-break/></text:span><text:span text:style-name="T2">power prediction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9" draw:layer="layout" draw:type="line" svg:x1="2.8cm" svg:y1="3.5cm" svg:x2="3.8cm" svg:y2="1.65cm" draw:start-shape="id1" draw:start-glue-point="1" draw:end-shape="id2" draw:end-glue-point="3" svg:d="M2800 3500l1000-1850" svg:viewBox="0 0 1001 1851">
          <text:p/>
        </draw:connector>
        <draw:connector draw:style-name="gr8" draw:text-style-name="P9" draw:layer="layout" draw:type="line" svg:x1="2.8cm" svg:y1="3.5cm" svg:x2="4cm" svg:y2="5cm" draw:start-shape="id1" draw:start-glue-point="1" draw:end-shape="id3" draw:end-glue-point="3" svg:d="M2800 3500l1200 1500" svg:viewBox="0 0 1201 1501">
          <text:p/>
        </draw:connector>
        <draw:connector draw:style-name="gr8" draw:text-style-name="P9" draw:layer="layout" draw:type="line" svg:x1="6.9cm" svg:y1="1.65cm" svg:x2="7.9cm" svg:y2="1.656cm" draw:start-shape="id2" draw:start-glue-point="1" draw:end-shape="id4" draw:end-glue-point="5" svg:d="M6900 1650l1000 6" svg:viewBox="0 0 1001 7">
          <text:p/>
        </draw:connector>
        <draw:connector draw:style-name="gr8" draw:text-style-name="P9" draw:layer="layout" draw:type="line" svg:x1="16cm" svg:y1="1.65cm" svg:x2="17.1cm" svg:y2="1.65cm" draw:start-shape="id5" draw:start-glue-point="1" draw:end-shape="id6" draw:end-glue-point="5" svg:d="M16000 1650h1100" svg:viewBox="0 0 1101 1">
          <text:p/>
        </draw:connector>
        <draw:connector draw:style-name="gr8" draw:text-style-name="P9" draw:layer="layout" draw:type="line" svg:x1="6.7cm" svg:y1="5cm" svg:x2="17.2cm" svg:y2="5cm" draw:start-shape="id3" draw:start-glue-point="1" draw:end-shape="id7" svg:d="M6700 5000h10500" svg:viewBox="0 0 10501 1">
          <text:p/>
        </draw:connector>
        <draw:connector draw:style-name="gr8" draw:text-style-name="P9" draw:layer="layout" draw:type="line" svg:x1="21.2cm" svg:y1="5cm" svg:x2="22.3cm" svg:y2="3.5cm" draw:start-shape="id7" draw:start-glue-point="7" draw:end-shape="id8" svg:d="M21200 5000l1100-1500" svg:viewBox="0 0 1101 1501">
          <text:p/>
        </draw:connector>
        <draw:connector draw:style-name="gr8" draw:text-style-name="P9" draw:layer="layout" draw:type="line" svg:x1="21.1cm" svg:y1="1.65cm" svg:x2="22.3cm" svg:y2="3.5cm" draw:start-shape="id6" draw:start-glue-point="7" draw:end-shape="id8" draw:end-glue-point="3" svg:d="M21100 1650l1200 1850" svg:viewBox="0 0 1201 1851">
          <text:p/>
        </draw:connector>
        <draw:connector draw:style-name="gr8" draw:text-style-name="P9" draw:layer="layout" draw:type="line" svg:x1="25cm" svg:y1="3.5cm" svg:x2="26.1cm" svg:y2="3.5cm" draw:start-shape="id8" draw:start-glue-point="1" draw:end-shape="id9" draw:end-glue-point="6" svg:d="M25000 3500h1100" svg:viewBox="0 0 1101 1">
          <text:p/>
        </draw:connector>
        <draw:custom-shape draw:style-name="gr9" draw:text-style-name="P8" draw:layer="layout" svg:width="4cm" svg:height="1.689cm" svg:x="8.1cm" svg:y="0.6cm">
          <text:p text:style-name="P7"><text:span text:style-name="T2">Application profiles</text:span></text:p>
          <text:p text:style-name="P7"><text:span text:style-name="T2">(many JSON file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draw:layer="layout" svg:width="4cm" svg:height="1.689cm" svg:x="8cm" svg:y="0.708cm">
          <text:p text:style-name="P7"><text:span text:style-name="T2">Application profiles</text:span></text:p>
          <text:p text:style-name="P7"><text:span text:style-name="T2">(many JSON file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8" xml:id="id4" draw:id="id4" draw:layer="layout" svg:width="4cm" svg:height="1.689cm" svg:x="7.9cm" svg:y="0.811cm">
          <text:p text:style-name="P7"><text:span text:style-name="T2">Application profiles</text:span></text:p>
          <text:p text:style-name="P7"><text:span text:style-name="T2">(many JSON file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8" draw:layer="layout" svg:width="4cm" svg:height="1.7cm" svg:x="7.8cm" svg:y="0.9cm">
          <text:p text:style-name="P7"><text:span text:style-name="T2">Application profiles</text:span></text:p>
          <text:p text:style-name="P7"><text:span text:style-name="T2">(many JSON files)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9" draw:layer="layout" draw:type="line" svg:x1="11.9cm" svg:y1="1.656cm" svg:x2="13.3cm" svg:y2="1.65cm" draw:start-shape="id4" draw:start-glue-point="7" draw:end-shape="id5" draw:end-glue-point="3" svg:d="M11900 1656l1400-6" svg:viewBox="0 0 1401 7">
          <text:p/>
        </draw:connector>
        <draw:connector draw:style-name="gr8" draw:text-style-name="P9" draw:layer="layout" draw:line-skew="-4.601cm" svg:x1="11.9cm" svg:y1="1.656cm" svg:x2="22.3cm" svg:y2="3.5cm" draw:start-shape="id4" draw:start-glue-point="7" draw:end-shape="id8" svg:d="M11900 1656h600v1844h9800" svg:viewBox="0 0 10401 18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20:42.770000000</meta:creation-date>
    <dc:date>2017-02-27T15:33:00.423000000</dc:date>
    <meta:editing-duration>PT3H39M36S</meta:editing-duration>
    <meta:editing-cycles>4</meta:editing-cycles>
    <meta:generator>LibreOffice/5.0.2.2$Windows_X86_64 LibreOffice_project/37b43f919e4de5eeaca9b9755ed688758a8251fe</meta:generator>
    <meta:document-statistic meta:object-count="24"/>
  </office:meta>
</office:document-meta>
</file>